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428cm" svg:y="26.8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227cm" svg:y="27.7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584cm" svg:y1="27.478cm" svg:x2="52.227cm" svg:y2="28.055cm" draw:start-shape="id191" draw:start-glue-point="2" draw:end-shape="id192" draw:end-glue-point="3" svg:d="m51584 274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  <draw:frame draw:style-name="gr1" draw:text-style-name="P1" draw:layer="layout" svg:width="1.91cm" svg:height="0.645cm" svg:x="51.938cm" svg:y="25.768cm">
          <draw:text-box>
            <text:p><text:span text:style-name="T1">362 lo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9-28T09:48:55</dc:date>
    <dc:creator>Tyler Hayes</dc:creator>
    <meta:editing-duration>PT13H16M9S</meta:editing-duration>
    <meta:editing-cycles>178</meta:editing-cycles>
    <meta:generator>LibreOffice/3.5$Linux_X86_64 LibreOffice_project/350m1$Build-2</meta:generator>
    <meta:document-statistic meta:object-count="564"/>
  </office:meta>
</office:document-meta>
</file>